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aa45" officeooo:paragraph-rsid="0010aa45"/>
    </style:style>
    <style:style style:name="P2" style:family="paragraph" style:parent-style-name="Standard">
      <style:paragraph-properties fo:text-align="justify" style:justify-single-word="false"/>
      <style:text-properties officeooo:rsid="00118bc9" officeooo:paragraph-rsid="0010aa45"/>
    </style:style>
    <style:style style:name="P3" style:family="paragraph" style:parent-style-name="Standard">
      <style:paragraph-properties fo:text-align="justify" style:justify-single-word="false"/>
      <style:text-properties officeooo:rsid="00118bc9" officeooo:paragraph-rsid="00118bc9"/>
    </style:style>
    <style:style style:name="P4" style:family="paragraph" style:parent-style-name="Standard">
      <style:paragraph-properties fo:text-align="justify" style:justify-single-word="false"/>
      <style:text-properties officeooo:rsid="0012cb5d" officeooo:paragraph-rsid="0012cb5d"/>
    </style:style>
    <style:style style:name="P5" style:family="paragraph" style:parent-style-name="Standard">
      <style:paragraph-properties fo:text-align="justify" style:justify-single-word="false"/>
      <style:text-properties officeooo:rsid="001384c9" officeooo:paragraph-rsid="0012cb5d"/>
    </style:style>
    <style:style style:name="P6" style:family="paragraph" style:parent-style-name="Standard">
      <style:paragraph-properties fo:text-align="justify" style:justify-single-word="false"/>
      <style:text-properties officeooo:rsid="001384c9" officeooo:paragraph-rsid="001384c9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officeooo:rsid="001384c9" officeooo:paragraph-rsid="001384c9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1384c9" officeooo:paragraph-rsid="001384c9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18bc9" officeooo:paragraph-rsid="00118bc9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118bc9" officeooo:paragraph-rsid="00118bc9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normal" officeooo:rsid="00118bc9" officeooo:paragraph-rsid="00118bc9" style:font-weight-asian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1384c9" officeooo:paragraph-rsid="001384c9"/>
    </style:style>
    <style:style style:name="P14" style:family="paragraph" style:parent-style-name="Standard">
      <style:paragraph-properties fo:text-align="justify" style:justify-single-word="false"/>
      <style:text-properties officeooo:rsid="0014d27b" officeooo:paragraph-rsid="0014d2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2cb5d"/>
    </style:style>
    <style:style style:name="T4" style:family="text">
      <style:text-properties officeooo:rsid="001384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C 450 assignment 1: procedural generated buildings</text:p>
      <text:p text:style-name="P1"/>
      <text:p text:style-name="P2"/>
      <text:p text:style-name="P3">Okay, this is worth 40% of the marks. Make sure to do a good job of it. </text:p>
      <text:p text:style-name="P3"/>
      <text:p text:style-name="P3"/>
      <text:p text:style-name="P3">Criteria:</text:p>
      <text:p text:style-name="P3"/>
      <text:list xml:id="list67109266752139170" text:style-name="L1">
        <text:list-item>
          <text:p text:style-name="P10">Clarity of expressions.</text:p>
        </text:list-item>
        <text:list-item>
          <text:p text:style-name="P10">Demonstration that requirements are fulfilled.</text:p>
          <text:list>
            <text:list-item>
              <text:p text:style-name="P10">Show <text:span text:style-name="T1">plenty</text:span><text:span text:style-name="T2"> of variation when the script is run multiple times, or when several buildings are constructed</text:span></text:p>
            </text:list-item>
            <text:list-item>
              <text:p text:style-name="P12">Consistent appearance,so if many were generated they would not look out of place in relation to each other.</text:p>
            </text:list-item>
            <text:list-item>
              <text:p text:style-name="P12">Make use of a variety of techniques to achieve detailed and plausible buildings.</text:p>
            </text:list-item>
          </text:list>
        </text:list-item>
        <text:list-item>
          <text:p text:style-name="P10">Use images and diagrams to aid explanations.</text:p>
        </text:list-item>
        <text:list-item>
          <text:p text:style-name="P10">Make references to sources of inspiration, and third party things used</text:p>
        </text:list-item>
      </text:list>
      <text:p text:style-name="P1"/>
      <text:p text:style-name="P1"/>
      <text:p text:style-name="P1"/>
      <text:p text:style-name="P3">Plan/Structure:</text:p>
      <text:p text:style-name="P3"/>
      <text:list xml:id="list8256503462887147603" text:style-name="L2">
        <text:list-item>
          <text:p text:style-name="P11">Instruction on how to run the program</text:p>
          <text:list>
            <text:list-item>
              <text:p text:style-name="P13">Assumptions made</text:p>
            </text:list-item>
            <text:list-item>
              <text:p text:style-name="P13">known issues (if any)</text:p>
            </text:list-item>
          </text:list>
        </text:list-item>
        <text:list-item>
          <text:p text:style-name="P11">Design and implementation of my buildings</text:p>
          <text:list>
            <text:list-item>
              <text:p text:style-name="P11">Source of inspiration</text:p>
            </text:list-item>
            <text:list-item>
              <text:p text:style-name="P11">Approach to parametrization <text:span text:style-name="T3">and randomness</text:span></text:p>
            </text:list-item>
            <text:list-item>
              <text:p text:style-name="P11">How is my building constructed?</text:p>
            </text:list-item>
            <text:list-item>
              <text:p text:style-name="P11">Challenges</text:p>
            </text:list-item>
          </text:list>
        </text:list-item>
        <text:list-item>
          <text:p text:style-name="P11">Examples of the range of buildings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Range <text:span text:style-name="T4">of buildings</text:span>:</text:p>
      <text:p text:style-name="P5"/>
      <text:p text:style-name="P14">Recommended range: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5:58:30.254851227</meta:creation-date>
    <dc:date>2017-03-30T16:07:28.153694393</dc:date>
    <meta:editing-duration>PT20H41M58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2" meta:paragraph-count="22" meta:word-count="160" meta:character-count="930" meta:non-whitespace-character-count="807"/>
  </office:meta>
</office:document-meta>
</file>